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fo:color="#00B050"/>
    </style:style>
    <style:style style:name="T3" style:parent-style-name="Fuentedepárrafopredeter." style:family="text">
      <style:text-properties fo:color="#009900"/>
    </style:style>
    <style:style style:name="T4" style:parent-style-name="Fuentedepárrafopredeter." style:family="text">
      <style:text-properties fo:color="#0070C0"/>
    </style:style>
    <style:style style:name="T5" style:parent-style-name="Fuentedepárrafopredeter." style:family="text">
      <style:text-properties fo:color="#00B050"/>
    </style:style>
    <style:style style:name="T6" style:parent-style-name="Fuentedepárrafopredeter." style:family="text">
      <style:text-properties fo:color="#0070C0"/>
    </style:style>
    <style:style style:name="T7" style:parent-style-name="Fuentedepárrafopredeter." style:family="text">
      <style:text-properties fo:font-weight="bold" style:font-weight-asian="bold"/>
    </style:style>
    <style:style style:name="T8" style:parent-style-name="Fuentedepárrafopredeter." style:family="text">
      <style:text-properties fo:color="#00B050"/>
    </style:style>
    <style:style style:name="T9" style:parent-style-name="Fuentedepárrafopredeter." style:family="text">
      <style:text-properties fo:color="#0070C0"/>
    </style:style>
    <style:style style:name="T10" style:parent-style-name="Fuentedepárrafopredeter." style:family="text">
      <style:text-properties fo:font-weight="bold" style:font-weight-asian="bold"/>
    </style:style>
    <style:style style:name="T11" style:parent-style-name="Fuentedepárrafopredeter." style:family="text">
      <style:text-properties fo:color="#00B050"/>
    </style:style>
    <style:style style:name="T12" style:parent-style-name="Fuentedepárrafopredeter." style:family="text">
      <style:text-properties fo:color="#0070C0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fo:color="#00B050"/>
    </style:style>
    <style:style style:name="T15" style:parent-style-name="Fuentedepárrafopredeter." style:family="text">
      <style:text-properties fo:color="#00B050"/>
    </style:style>
    <style:style style:name="T16" style:parent-style-name="Fuentedepárrafopredeter." style:family="text">
      <style:text-properties fo:color="#0070C0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Fuentedepárrafopredeter." style:family="text">
      <style:text-properties fo:color="#00B050"/>
    </style:style>
    <style:style style:name="T19" style:parent-style-name="Fuentedepárrafopredeter." style:family="text">
      <style:text-properties fo:color="#0070C0"/>
    </style:style>
    <style:style style:name="T20" style:parent-style-name="Fuentedepárrafopredeter." style:family="text">
      <style:text-properties fo:font-weight="bold" style:font-weight-asian="bold"/>
    </style:style>
    <style:style style:name="T21" style:parent-style-name="Fuentedepárrafopredeter." style:family="text">
      <style:text-properties fo:color="#00B050"/>
    </style:style>
    <style:style style:name="T22" style:parent-style-name="Fuentedepárrafopredeter." style:family="text">
      <style:text-properties fo:color="#00B050"/>
    </style:style>
    <style:style style:name="T23" style:parent-style-name="Fuentedepárrafopredeter." style:family="text">
      <style:text-properties fo:color="#0070C0"/>
    </style:style>
    <style:style style:name="T24" style:parent-style-name="Fuentedepárrafopredeter." style:family="text">
      <style:text-properties fo:font-weight="bold" style:font-weight-asian="bold"/>
    </style:style>
    <style:style style:name="T25" style:parent-style-name="Fuentedepárrafopredeter." style:family="text">
      <style:text-properties fo:color="#00B050"/>
    </style:style>
    <style:style style:name="T26" style:parent-style-name="Fuentedepárrafopredeter." style:family="text">
      <style:text-properties fo:color="#0070C0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Fuentedepárrafopredeter." style:family="text">
      <style:text-properties fo:color="#00B050"/>
    </style:style>
    <style:style style:name="T29" style:parent-style-name="Fuentedepárrafopredeter." style:family="text">
      <style:text-properties fo:color="#0070C0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Fuentedepárrafopredeter." style:family="text">
      <style:text-properties fo:color="#00B050"/>
    </style:style>
    <style:style style:name="T32" style:parent-style-name="Fuentedepárrafopredeter." style:family="text">
      <style:text-properties fo:color="#009900"/>
    </style:style>
    <style:style style:name="T33" style:parent-style-name="Fuentedepárrafopredeter." style:family="text">
      <style:text-properties fo:color="#0070C0"/>
    </style:style>
    <style:style style:name="T34" style:parent-style-name="Fuentedepárrafopredeter." style:family="text">
      <style:text-properties fo:font-weight="bold" style:font-weight-asian="bold"/>
    </style:style>
    <style:style style:name="T35" style:parent-style-name="Fuentedepárrafopredeter." style:family="text">
      <style:text-properties fo:color="#00B050"/>
    </style:style>
    <style:style style:name="T36" style:parent-style-name="Fuentedepárrafopredeter." style:family="text">
      <style:text-properties fo:color="#009900"/>
    </style:style>
    <style:style style:name="T37" style:parent-style-name="Fuentedepárrafopredeter." style:family="text">
      <style:text-properties fo:color="#0070C0"/>
    </style:style>
    <style:style style:name="T38" style:parent-style-name="Fuentedepárrafopredeter." style:family="text">
      <style:text-properties fo:color="#009900"/>
    </style:style>
    <style:style style:name="T39" style:parent-style-name="Fuentedepárrafopredeter." style:family="text">
      <style:text-properties fo:font-weight="bold" style:font-weight-asian="bold"/>
    </style:style>
    <style:style style:name="T40" style:parent-style-name="Fuentedepárrafopredeter." style:family="text">
      <style:text-properties fo:color="#009900"/>
    </style:style>
    <style:style style:name="T41" style:parent-style-name="Fuentedepárrafopredeter." style:family="text">
      <style:text-properties fo:color="#00B050"/>
    </style:style>
    <style:style style:name="T42" style:parent-style-name="Fuentedepárrafopredeter." style:family="text">
      <style:text-properties fo:color="#009900"/>
    </style:style>
    <style:style style:name="T43" style:parent-style-name="Fuentedepárrafopredeter." style:family="text">
      <style:text-properties fo:color="#0070C0"/>
    </style:style>
    <style:style style:name="T44" style:parent-style-name="Fuentedepárrafopredeter." style:family="text">
      <style:text-properties fo:font-weight="bold" style:font-weight-asian="bold"/>
    </style:style>
    <style:style style:name="T45" style:parent-style-name="Fuentedepárrafopredeter." style:family="text">
      <style:text-properties fo:color="#00B050"/>
    </style:style>
    <style:style style:name="T46" style:parent-style-name="Fuentedepárrafopredeter." style:family="text">
      <style:text-properties fo:color="#009900"/>
    </style:style>
    <style:style style:name="T47" style:parent-style-name="Fuentedepárrafopredeter." style:family="text">
      <style:text-properties fo:color="#0070C0"/>
    </style:style>
    <style:style style:name="T48" style:parent-style-name="Fuentedepárrafopredeter." style:family="text">
      <style:text-properties fo:color="#009900"/>
    </style:style>
    <style:style style:name="T49" style:parent-style-name="Fuentedepárrafopredeter." style:family="text">
      <style:text-properties fo:font-weight="bold" style:font-weight-asian="bold"/>
    </style:style>
    <style:style style:name="T50" style:parent-style-name="Fuentedepárrafopredeter." style:family="text">
      <style:text-properties fo:color="#009900"/>
    </style:style>
    <style:style style:name="T51" style:parent-style-name="Fuentedepárrafopredeter." style:family="text">
      <style:text-properties fo:color="#00B050"/>
    </style:style>
    <style:style style:name="T52" style:parent-style-name="Fuentedepárrafopredeter." style:family="text">
      <style:text-properties fo:color="#009900"/>
    </style:style>
    <style:style style:name="T53" style:parent-style-name="Fuentedepárrafopredeter." style:family="text">
      <style:text-properties fo:color="#0070C0"/>
    </style:style>
    <style:style style:name="T54" style:parent-style-name="Fuentedepárrafopredeter." style:family="text">
      <style:text-properties fo:font-weight="bold" style:font-weight-asian="bold"/>
    </style:style>
    <style:style style:name="T55" style:parent-style-name="Fuentedepárrafopredeter." style:family="text">
      <style:text-properties fo:color="#009900"/>
    </style:style>
    <style:style style:name="T56" style:parent-style-name="Fuentedepárrafopredeter." style:family="text">
      <style:text-properties fo:color="#00B050"/>
    </style:style>
    <style:style style:name="T57" style:parent-style-name="Fuentedepárrafopredeter." style:family="text">
      <style:text-properties fo:color="#009900"/>
    </style:style>
    <style:style style:name="T58" style:parent-style-name="Fuentedepárrafopredeter." style:family="text">
      <style:text-properties fo:color="#0070C0"/>
    </style:style>
    <style:style style:name="T59" style:parent-style-name="Fuentedepárrafopredeter." style:family="text">
      <style:text-properties fo:font-weight="bold" style:font-weight-asian="bold"/>
    </style:style>
    <style:style style:name="T60" style:parent-style-name="Fuentedepárrafopredeter." style:family="text">
      <style:text-properties fo:color="#009900"/>
    </style:style>
    <style:style style:name="T61" style:parent-style-name="Fuentedepárrafopredeter." style:family="text">
      <style:text-properties fo:color="#00B050"/>
    </style:style>
    <style:style style:name="T62" style:parent-style-name="Fuentedepárrafopredeter." style:family="text">
      <style:text-properties fo:color="#009900"/>
    </style:style>
    <style:style style:name="T63" style:parent-style-name="Fuentedepárrafopredeter." style:family="text">
      <style:text-properties fo:color="#0070C0"/>
    </style:style>
    <style:style style:name="T64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65" style:parent-style-name="Fuentedepárrafopredeter." style:family="text">
      <style:text-properties fo:font-weight="bold" style:font-weight-asian="bold" fo:font-size="11pt" style:font-size-asian="11pt" style:font-size-complex="11pt"/>
    </style:style>
    <style:style style:name="T66" style:parent-style-name="Fuentedepárrafopredeter." style:family="text">
      <style:text-properties fo:color="#009900"/>
    </style:style>
    <style:style style:name="T67" style:parent-style-name="Fuentedepárrafopredeter." style:family="text">
      <style:text-properties fo:color="#00B050"/>
    </style:style>
    <style:style style:name="T68" style:parent-style-name="Fuentedepárrafopredeter." style:family="text">
      <style:text-properties fo:color="#009900"/>
    </style:style>
    <style:style style:name="T69" style:parent-style-name="Fuentedepárrafopredeter." style:family="text">
      <style:text-properties fo:color="#0070C0"/>
    </style:style>
    <style:style style:name="T70" style:parent-style-name="Fuentedepárrafopredeter." style:family="text">
      <style:text-properties fo:color="#009900"/>
    </style:style>
    <style:style style:name="T71" style:parent-style-name="Fuentedepárrafopredeter." style:family="text">
      <style:text-properties fo:font-weight="bold" style:font-weight-asian="bold"/>
    </style:style>
    <style:style style:name="T72" style:parent-style-name="Fuentedepárrafopredeter." style:family="text">
      <style:text-properties fo:color="#009900"/>
    </style:style>
    <style:style style:name="T73" style:parent-style-name="Fuentedepárrafopredeter." style:family="text">
      <style:text-properties fo:color="#00B050"/>
    </style:style>
    <style:style style:name="T74" style:parent-style-name="Fuentedepárrafopredeter." style:family="text">
      <style:text-properties fo:color="#00B050"/>
    </style:style>
    <style:style style:name="T75" style:parent-style-name="Fuentedepárrafopredeter." style:family="text">
      <style:text-properties fo:color="#009900"/>
    </style:style>
    <style:style style:name="T76" style:parent-style-name="Fuentedepárrafopredeter." style:family="text">
      <style:text-properties fo:color="#0070C0"/>
    </style:style>
    <style:style style:name="T77" style:parent-style-name="Fuentedepárrafopredeter." style:family="text">
      <style:text-properties fo:color="#009900"/>
    </style:style>
    <style:style style:name="T78" style:parent-style-name="Fuentedepárrafopredeter." style:family="text">
      <style:text-properties fo:font-weight="bold" style:font-weight-asian="bold"/>
    </style:style>
    <style:style style:name="T79" style:parent-style-name="Fuentedepárrafopredeter." style:family="text">
      <style:text-properties fo:color="#009900"/>
    </style:style>
    <style:style style:name="T80" style:parent-style-name="Fuentedepárrafopredeter." style:family="text">
      <style:text-properties fo:color="#00B050"/>
    </style:style>
    <style:style style:name="T81" style:parent-style-name="Fuentedepárrafopredeter." style:family="text">
      <style:text-properties fo:color="#009900"/>
    </style:style>
    <style:style style:name="T82" style:parent-style-name="Fuentedepárrafopredeter." style:family="text">
      <style:text-properties fo:color="#0070C0"/>
    </style:style>
    <style:style style:name="T83" style:parent-style-name="Fuentedepárrafopredeter." style:family="text">
      <style:text-properties fo:color="#009900"/>
    </style:style>
    <style:style style:name="T84" style:parent-style-name="Fuentedepárrafopredeter." style:family="text">
      <style:text-properties fo:font-weight="bold" style:font-weight-asian="bold"/>
    </style:style>
    <style:style style:name="T85" style:parent-style-name="Fuentedepárrafopredeter." style:family="text">
      <style:text-properties fo:color="#009900"/>
    </style:style>
    <style:style style:name="T86" style:parent-style-name="Fuentedepárrafopredeter." style:family="text">
      <style:text-properties fo:color="#00B050"/>
    </style:style>
    <style:style style:name="T87" style:parent-style-name="Fuentedepárrafopredeter." style:family="text">
      <style:text-properties fo:color="#009900"/>
    </style:style>
    <style:style style:name="T88" style:parent-style-name="Fuentedepárrafopredeter." style:family="text">
      <style:text-properties fo:color="#0070C0"/>
    </style:style>
    <style:style style:name="T89" style:parent-style-name="Fuentedepárrafopredeter." style:family="text">
      <style:text-properties fo:color="#009900"/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color="#00B050"/>
    </style:style>
    <style:style style:name="T92" style:parent-style-name="Fuentedepárrafopredeter." style:family="text">
      <style:text-properties fo:color="#00B050"/>
    </style:style>
    <style:style style:name="T93" style:parent-style-name="Fuentedepárrafopredeter." style:family="text">
      <style:text-properties fo:color="#0070C0"/>
    </style:style>
    <style:style style:name="T94" style:parent-style-name="Fuentedepárrafopredeter." style:family="text">
      <style:text-properties fo:font-weight="bold" style:font-weight-asian="bold"/>
    </style:style>
    <style:style style:name="T95" style:parent-style-name="Fuentedepárrafopredeter." style:family="text">
      <style:text-properties fo:color="#00B050"/>
    </style:style>
    <style:style style:name="T96" style:parent-style-name="Fuentedepárrafopredeter." style:family="text">
      <style:text-properties fo:color="#0070C0"/>
    </style:style>
    <style:style style:name="T97" style:parent-style-name="Fuentedepárrafopredeter." style:family="text">
      <style:text-properties fo:font-weight="bold" style:font-weight-asian="bold"/>
    </style:style>
    <style:style style:name="T98" style:parent-style-name="Fuentedepárrafopredeter." style:family="text">
      <style:text-properties fo:color="#00B050"/>
    </style:style>
    <style:style style:name="T99" style:parent-style-name="Fuentedepárrafopredeter." style:family="text">
      <style:text-properties fo:color="#0070C0"/>
    </style:style>
    <style:style style:name="T100" style:parent-style-name="Fuentedepárrafopredeter." style:family="text">
      <style:text-properties fo:font-weight="bold" style:font-weight-asian="bold"/>
    </style:style>
    <style:style style:name="T101" style:parent-style-name="Fuentedepárrafopredeter." style:family="text">
      <style:text-properties fo:color="#00B050"/>
    </style:style>
    <style:style style:name="T102" style:parent-style-name="Fuentedepárrafopredeter." style:family="text">
      <style:text-properties fo:color="#00B050"/>
    </style:style>
    <style:style style:name="T103" style:parent-style-name="Fuentedepárrafopredeter." style:family="text">
      <style:text-properties fo:color="#0070C0"/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color="#00B050"/>
    </style:style>
    <style:style style:name="T106" style:parent-style-name="Fuentedepárrafopredeter." style:family="text">
      <style:text-properties fo:color="#0070C0"/>
    </style:style>
    <style:style style:name="T107" style:parent-style-name="Fuentedepárrafopredeter." style:family="text">
      <style:text-properties fo:font-weight="bold" style:font-weight-asian="bold"/>
    </style:style>
    <style:style style:name="T108" style:parent-style-name="Fuentedepárrafopredeter." style:family="text">
      <style:text-properties fo:color="#00B050"/>
    </style:style>
    <style:style style:name="T109" style:parent-style-name="Fuentedepárrafopredeter." style:family="text">
      <style:text-properties fo:color="#0070C0"/>
    </style:style>
    <style:style style:name="T110" style:parent-style-name="Fuentedepárrafopredeter." style:family="text">
      <style:text-properties fo:font-weight="bold" style:font-weight-asian="bold"/>
    </style:style>
    <style:style style:name="T111" style:parent-style-name="Fuentedepárrafopredeter." style:family="text">
      <style:text-properties fo:font-weight="bold" style:font-weight-asian="bold"/>
    </style:style>
    <style:style style:name="T112" style:parent-style-name="Fuentedepárrafopredeter." style:family="text">
      <style:text-properties fo:color="#00B050"/>
    </style:style>
    <style:style style:name="T113" style:parent-style-name="Fuentedepárrafopredeter." style:family="text">
      <style:text-properties fo:color="#0070C0"/>
    </style:style>
    <style:style style:name="T114" style:parent-style-name="Fuentedepárrafopredeter." style:family="text">
      <style:text-properties fo:font-weight="bold" style:font-weight-asian="bold"/>
    </style:style>
    <style:style style:name="T115" style:parent-style-name="Fuentedepárrafopredeter." style:family="text">
      <style:text-properties fo:color="#00B050"/>
    </style:style>
    <style:style style:name="T116" style:parent-style-name="Fuentedepárrafopredeter." style:family="text">
      <style:text-properties fo:color="#0070C0"/>
    </style:style>
    <style:style style:name="T117" style:parent-style-name="Fuentedepárrafopredeter." style:family="text">
      <style:text-properties fo:font-weight="bold" style:font-weight-asian="bold"/>
    </style:style>
    <style:style style:name="T118" style:parent-style-name="Fuentedepárrafopredeter." style:family="text">
      <style:text-properties fo:color="#00B050"/>
    </style:style>
    <style:style style:name="T119" style:parent-style-name="Fuentedepárrafopredeter." style:family="text">
      <style:text-properties fo:color="#0070C0"/>
    </style:style>
    <style:style style:name="T120" style:parent-style-name="Fuentedepárrafopredeter." style:family="text">
      <style:text-properties fo:font-weight="bold" style:font-weight-asian="bold"/>
    </style:style>
    <style:style style:name="T121" style:parent-style-name="Fuentedepárrafopredeter." style:family="text">
      <style:text-properties fo:color="#00B050"/>
    </style:style>
    <style:style style:name="T122" style:parent-style-name="Fuentedepárrafopredeter." style:family="text">
      <style:text-properties fo:color="#0070C0"/>
    </style:style>
    <style:style style:name="T123" style:parent-style-name="Fuentedepárrafopredeter." style:family="text">
      <style:text-properties fo:font-weight="bold" style:font-weight-asian="bold"/>
    </style:style>
    <style:style style:name="T124" style:parent-style-name="Fuentedepárrafopredeter." style:family="text">
      <style:text-properties fo:color="#00B050"/>
    </style:style>
    <style:style style:name="T125" style:parent-style-name="Fuentedepárrafopredeter." style:family="text">
      <style:text-properties fo:color="#0070C0"/>
    </style:style>
    <style:style style:name="T126" style:parent-style-name="Fuentedepárrafopredeter." style:family="text">
      <style:text-properties fo:font-weight="bold" style:font-weight-asian="bold"/>
    </style:style>
    <style:style style:name="T127" style:parent-style-name="Fuentedepárrafopredeter." style:family="text">
      <style:text-properties fo:font-weight="bold" style:font-weight-asian="bold"/>
    </style:style>
    <style:style style:name="T128" style:parent-style-name="Fuentedepárrafopredeter." style:family="text">
      <style:text-properties fo:color="#00B050"/>
    </style:style>
    <style:style style:name="T129" style:parent-style-name="Fuentedepárrafopredeter." style:family="text">
      <style:text-properties fo:color="#0070C0"/>
    </style:style>
    <style:style style:name="T130" style:parent-style-name="Fuentedepárrafopredeter." style:family="text">
      <style:text-properties fo:font-weight="bold" style:font-weight-asian="bold"/>
    </style:style>
    <style:style style:name="T131" style:parent-style-name="Fuentedepárrafopredeter." style:family="text">
      <style:text-properties fo:color="#00B050"/>
    </style:style>
    <style:style style:name="T132" style:parent-style-name="Fuentedepárrafopredeter." style:family="text">
      <style:text-properties fo:color="#0070C0"/>
    </style:style>
    <style:style style:name="T133" style:parent-style-name="Fuentedepárrafopredeter." style:family="text">
      <style:text-properties fo:font-weight="bold" style:font-weight-asian="bold"/>
    </style:style>
    <style:style style:name="T134" style:parent-style-name="Fuentedepárrafopredeter." style:family="text">
      <style:text-properties fo:color="#00B050"/>
    </style:style>
    <style:style style:name="T135" style:parent-style-name="Fuentedepárrafopredeter." style:family="text">
      <style:text-properties fo:color="#0070C0"/>
    </style:style>
    <style:style style:name="T136" style:parent-style-name="Fuentedepárrafopredeter." style:family="text">
      <style:text-properties fo:font-weight="bold" style:font-weight-asian="bold"/>
    </style:style>
    <style:style style:name="T137" style:parent-style-name="Fuentedepárrafopredeter." style:family="text">
      <style:text-properties fo:color="#00B050"/>
    </style:style>
    <style:style style:name="T138" style:parent-style-name="Fuentedepárrafopredeter." style:family="text">
      <style:text-properties fo:color="#0070C0"/>
    </style:style>
    <style:style style:name="T139" style:parent-style-name="Fuentedepárrafopredeter." style:family="text">
      <style:text-properties fo:font-weight="bold" style:font-weight-asian="bold"/>
    </style:style>
    <style:style style:name="T140" style:parent-style-name="Fuentedepárrafopredeter." style:family="text">
      <style:text-properties fo:color="#00B050"/>
    </style:style>
    <style:style style:name="T141" style:parent-style-name="Fuentedepárrafopredeter." style:family="text">
      <style:text-properties fo:color="#0070C0"/>
    </style:style>
    <style:style style:name="T142" style:parent-style-name="Fuentedepárrafopredeter." style:family="text">
      <style:text-properties fo:font-weight="bold" style:font-weight-asian="bold"/>
    </style:style>
    <style:style style:name="T143" style:parent-style-name="Fuentedepárrafopredeter." style:family="text">
      <style:text-properties fo:color="#00B050"/>
    </style:style>
    <style:style style:name="T144" style:parent-style-name="Fuentedepárrafopredeter." style:family="text">
      <style:text-properties fo:color="#0070C0"/>
    </style:style>
    <style:style style:name="T145" style:parent-style-name="Fuentedepárrafopredeter." style:family="text">
      <style:text-properties fo:font-weight="bold" style:font-weight-asian="bold"/>
    </style:style>
    <style:style style:name="T146" style:parent-style-name="Fuentedepárrafopredeter." style:family="text">
      <style:text-properties fo:color="#00B050"/>
    </style:style>
    <style:style style:name="T147" style:parent-style-name="Fuentedepárrafopredeter." style:family="text">
      <style:text-properties fo:color="#0070C0"/>
    </style:style>
    <style:style style:name="T148" style:parent-style-name="Fuentedepárrafopredeter." style:family="text">
      <style:text-properties fo:font-weight="bold" style:font-weight-asian="bold"/>
    </style:style>
    <style:style style:name="T149" style:parent-style-name="Fuentedepárrafopredeter." style:family="text">
      <style:text-properties fo:color="#00B050"/>
    </style:style>
    <style:style style:name="T150" style:parent-style-name="Fuentedepárrafopredeter." style:family="text">
      <style:text-properties fo:color="#0070C0"/>
    </style:style>
    <style:style style:name="T151" style:parent-style-name="Fuentedepárrafopredeter." style:family="text">
      <style:text-properties fo:font-weight="bold" style:font-weight-asian="bold"/>
    </style:style>
    <style:style style:name="T152" style:parent-style-name="Fuentedepárrafopredeter." style:family="text">
      <style:text-properties fo:color="#00B050"/>
    </style:style>
    <style:style style:name="T153" style:parent-style-name="Fuentedepárrafopredeter." style:family="text">
      <style:text-properties fo:color="#0070C0"/>
    </style:style>
    <style:style style:name="T154" style:parent-style-name="Fuentedepárrafopredeter." style:family="text">
      <style:text-properties fo:font-weight="bold" style:font-weight-asian="bold"/>
    </style:style>
    <style:style style:name="T155" style:parent-style-name="Fuentedepárrafopredeter." style:family="text">
      <style:text-properties fo:color="#00B050"/>
    </style:style>
    <style:style style:name="T156" style:parent-style-name="Fuentedepárrafopredeter." style:family="text">
      <style:text-properties fo:color="#0070C0"/>
    </style:style>
    <style:style style:name="T157" style:parent-style-name="Fuentedepárrafopredeter." style:family="text">
      <style:text-properties fo:font-weight="bold" style:font-weight-asian="bold"/>
    </style:style>
    <style:style style:name="P158" style:parent-style-name="Standard" style:family="paragraph">
      <style:text-properties fo:font-weight="bold" style:font-weight-asian="bold"/>
    </style:style>
    <style:style style:name="T159" style:parent-style-name="Fuentedepárrafopredeter." style:family="text">
      <style:text-properties fo:color="#00B050"/>
    </style:style>
    <style:style style:name="T160" style:parent-style-name="Fuentedepárrafopredeter." style:family="text">
      <style:text-properties fo:color="#0070C0"/>
    </style:style>
    <style:style style:name="T161" style:parent-style-name="Fuentedepárrafopredeter." style:family="text">
      <style:text-properties fo:font-weight="bold" style:font-weight-asian="bold"/>
    </style:style>
    <style:style style:name="T162" style:parent-style-name="Fuentedepárrafopredeter." style:family="text">
      <style:text-properties fo:color="#00B050"/>
    </style:style>
    <style:style style:name="T163" style:parent-style-name="Fuentedepárrafopredeter." style:family="text">
      <style:text-properties fo:color="#0070C0"/>
    </style:style>
    <style:style style:name="T164" style:parent-style-name="Fuentedepárrafopredeter." style:family="text">
      <style:text-properties fo:font-weight="bold" style:font-weight-asian="bold"/>
    </style:style>
    <style:style style:name="T165" style:parent-style-name="Fuentedepárrafopredeter." style:family="text">
      <style:text-properties fo:color="#00B050"/>
    </style:style>
    <style:style style:name="T166" style:parent-style-name="Fuentedepárrafopredeter." style:family="text">
      <style:text-properties fo:color="#00B050"/>
    </style:style>
    <style:style style:name="T167" style:parent-style-name="Fuentedepárrafopredeter." style:family="text">
      <style:text-properties fo:color="#0070C0"/>
    </style:style>
    <style:style style:name="T168" style:parent-style-name="Fuentedepárrafopredeter." style:family="text">
      <style:text-properties fo:font-weight="bold" style:font-weight-asian="bold"/>
    </style:style>
    <style:style style:name="T169" style:parent-style-name="Fuentedepárrafopredeter." style:family="text">
      <style:text-properties fo:color="#00B050"/>
    </style:style>
    <style:style style:name="T170" style:parent-style-name="Fuentedepárrafopredeter." style:family="text">
      <style:text-properties fo:color="#0070C0"/>
    </style:style>
    <style:style style:name="T171" style:parent-style-name="Fuentedepárrafopredeter." style:family="text">
      <style:text-properties fo:color="#0070C0"/>
    </style:style>
    <style:style style:name="T172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p text:style-name="P1">1.<text:s/><text:a xlink:href="mailto:testela@estela-VirtualBox" office:target-frame-name="_top" xlink:show="replace"><text:span text:style-name="T2">estela@estela-VirtualBox</text:span></text:a><text:span text:style-name="T3">:</text:span><text:span text:style-name="T4">~</text:span>$ touch archivovacio</text:p>
      <text:p text:style-name="Standard"/>
      <text:p text:style-name="Standard">2.<text:s/><text:a xlink:href="mailto:estela@estela-VirtualBox" office:target-frame-name="_top" xlink:show="replace"><text:span text:style-name="T5">estela@estela-VirtualBox</text:span></text:a>:<text:span text:style-name="T6">/bin</text:span>$<text:s/><text:span text:style-name="T7">ls</text:span></text:p>
      <text:p text:style-name="Standard"/>
      <text:p text:style-name="Standard">3.<text:s/><text:a xlink:href="mailto:estela@estela-VirtualBox" office:target-frame-name="_top" xlink:show="replace"><text:span text:style-name="T8">estela@estela-VirtualBox</text:span></text:a>:<text:span text:style-name="T9">/etc</text:span>$<text:s/><text:span text:style-name="T10">ls -r t*</text:span></text:p>
      <text:p text:style-name="Standard"/>
      <text:p text:style-name="Standard">4.<text:s/><text:a xlink:href="mailto:estela@estela-VirtualBox" office:target-frame-name="_top" xlink:show="replace"><text:span text:style-name="T11">estela@estela-VirtualBox</text:span></text:a>:<text:span text:style-name="T12">/dev</text:span>$<text:s/><text:span text:style-name="T13">ls tty??</text:span></text:p>
      <text:p text:style-name="Standard"/>
      <text:p text:style-name="Standard">5.<text:s/><text:a xlink:href="mailto:estela@estela-VirtualBox" office:target-frame-name="_top" xlink:show="replace"><text:span text:style-name="T14">estela@estela-</text:span><text:span text:style-name="T15">VirtualBox</text:span></text:a>:<text:span text:style-name="T16">/dev</text:span>$<text:s/><text:span text:style-name="T17">ls tty*1 tty*2 tty*3 tty*4</text:span></text:p>
      <text:p text:style-name="Standard"/>
      <text:p text:style-name="Standard">6. <text:s/><text:a xlink:href="mailto:estela@estela-VirtualBox" office:target-frame-name="_top" xlink:show="replace"><text:span text:style-name="T18">estela@estela-VirtualBox</text:span></text:a>:<text:span text:style-name="T19">/</text:span>$<text:s/><text:span text:style-name="T20">ls -a</text:span></text:p>
      <text:p text:style-name="Standard"/>
      <text:p text:style-name="Standard">7. No encuentro la forma de buscar por ese criterio</text:p>
      <text:p text:style-name="Standard"/>
      <text:p text:style-name="Standard">8.<text:s/><text:a xlink:href="mailto:estela@estela-VirtualBox" office:target-frame-name="_top" xlink:show="replace"><text:span text:style-name="T21">estela@estela-Virt</text:span><text:span text:style-name="T22">ualBox</text:span></text:a>:<text:span text:style-name="T23">/usr</text:span>$<text:s/><text:span text:style-name="T24">ls *</text:span></text:p>
      <text:p text:style-name="Standard"/>
      <text:p text:style-name="Standard">9.<text:s/><text:a xlink:href="mailto:estela@estela-VirtualBox" office:target-frame-name="_top" xlink:show="replace"><text:span text:style-name="T25">estela@estela-VirtualBox</text:span></text:a>:<text:span text:style-name="T26">/usr</text:span>$<text:s/><text:span text:style-name="T27">cd /../tmp/</text:span></text:p>
      <text:p text:style-name="Standard"><text:s text:c="4"/><text:a xlink:href="mailto:estela@estela-VirtualBox" office:target-frame-name="_top" xlink:show="replace"><text:span text:style-name="T28">estela@estela-VirtualBox</text:span></text:a>:<text:span text:style-name="T29">/tmp</text:span>$<text:s/><text:span text:style-name="T30">pwd</text:span></text:p>
      <text:p text:style-name="Standard"/>
      <text:p text:style-name="Standard">10.<text:s/><text:a xlink:href="mailto:estela@estela-VirtualBox" office:target-frame-name="_top" xlink:show="replace"><text:span text:style-name="T31">estela@estela-VirtualBox</text:span></text:a><text:span text:style-name="T32">:</text:span><text:span text:style-name="T33">/tmp</text:span>$<text:s/><text:span text:style-name="T34">date</text:span></text:p>
      <text:p text:style-name="Standard"/>
      <text:p text:style-name="Standard">11.<text:s/><text:a xlink:href="mailto:estela@estela-VirtualBox" office:target-frame-name="_top" xlink:show="replace"><text:span text:style-name="T35">estela@estela-VirtualBox</text:span></text:a><text:span text:style-name="T36">:</text:span><text:span text:style-name="T37">/tmp</text:span>$<text:span text:style-name="T38"><text:s/></text:span><text:span text:style-name="T39">cd</text:span></text:p>
      <text:p text:style-name="Standard"><text:span text:style-name="T40"><text:s text:c="6"/></text:span><text:a xlink:href="mailto:estela@estela-VirtualBox" office:target-frame-name="_top" xlink:show="replace"><text:span text:style-name="T41">estela@estela-VirtualBox</text:span></text:a><text:span text:style-name="T42">:</text:span><text:span text:style-name="T43">~</text:span>$<text:s/><text:span text:style-name="T44">pwd</text:span></text:p>
      <text:p text:style-name="Standard"/>
      <text:p text:style-name="Standard">12.<text:s/><text:a xlink:href="mailto:estela@estela-VirtualBox" office:target-frame-name="_top" xlink:show="replace"><text:span text:style-name="T45">estela@estela-VirtualBox</text:span></text:a><text:span text:style-name="T46">:</text:span><text:span text:style-name="T47">~</text:span>$<text:span text:style-name="T48"><text:s/></text:span><text:span text:style-name="T49">mkdir PRUEBA</text:span></text:p>
      <text:p text:style-name="Standard"><text:span text:style-name="T50"><text:s text:c="6"/></text:span><text:a xlink:href="mailto:estela@estela-VirtualBox" office:target-frame-name="_top" xlink:show="replace"><text:span text:style-name="T51">estela@estela-VirtualBox</text:span></text:a><text:span text:style-name="T52">:</text:span><text:span text:style-name="T53">~</text:span>$<text:s/><text:span text:style-name="T54">mkdir PRUEBA/dir1/ PRUEBA/dir2/ PRUEBA/dir3/</text:span></text:p>
      <text:p text:style-name="Standard"><text:span text:style-name="T55"><text:s text:c="6"/></text:span><text:a xlink:href="mailto:estela@estela-VirtualBox" office:target-frame-name="_top" xlink:show="replace"><text:span text:style-name="T56">estela@estela-VirtualBox</text:span></text:a><text:span text:style-name="T57">:</text:span><text:span text:style-name="T58">~</text:span>$<text:s/><text:span text:style-name="T59">mkdir PRUEBA/dir1/dir11/ PRUEBA/dir3/dir31/</text:span></text:p>
      <text:p text:style-name="Standard"><text:span text:style-name="T60"><text:s text:c="6"/></text:span><text:a xlink:href="mailto:estela@estela-VirtualBox" office:target-frame-name="_top" xlink:show="replace"><text:span text:style-name="T61">estela@estela-VirtualBox</text:span></text:a><text:span text:style-name="T62">:</text:span><text:span text:style-name="T63">~</text:span>$<text:s/><text:span text:style-name="T64">mkdir PRUEBA/dir3/dir31/dir311/ PRUEBA/dir3/dir31/dir3</text:span><text:span text:style-name="T65">12</text:span></text:p>
      <text:p text:style-name="Standard"/>
      <text:p text:style-name="Standard">13. No encuentro ningun archivo motd en la carpera etc. Creo el archivo mensaje con touch</text:p>
      <text:p text:style-name="Standard"><text:span text:style-name="T66"><text:s text:c="6"/></text:span><text:a xlink:href="mailto:estela@estela-VirtualBox" office:target-frame-name="_top" xlink:show="replace"><text:span text:style-name="T67">estela@estela-VirtualBox</text:span></text:a><text:span text:style-name="T68">:</text:span><text:span text:style-name="T69">~/PRUEBA</text:span><text:span text:style-name="T70">$<text:s/></text:span><text:span text:style-name="T71">touch mensaje</text:span></text:p>
      <text:p text:style-name="Standard"/>
      <text:p text:style-name="Standard">14.<text:span text:style-name="T72"><text:s/></text:span><text:a xlink:href="mailto:estela@estela-VirtualBox" office:target-frame-name="_top" xlink:show="replace"><text:span text:style-name="T73">este</text:span><text:span text:style-name="T74">la@estela-VirtualBox</text:span></text:a><text:span text:style-name="T75">:</text:span><text:span text:style-name="T76">~/PRUEBA</text:span><text:span text:style-name="T77">$<text:s/></text:span><text:span text:style-name="T78">cp mensaje dir1/</text:span></text:p>
      <text:p text:style-name="Standard"><text:span text:style-name="T79"><text:s text:c="6"/></text:span><text:a xlink:href="mailto:estela@estela-VirtualBox" office:target-frame-name="_top" xlink:show="replace"><text:span text:style-name="T80">estela@estela-VirtualBox</text:span></text:a><text:span text:style-name="T81">:</text:span><text:span text:style-name="T82">~/PRUEBA</text:span><text:span text:style-name="T83">$<text:s/></text:span><text:span text:style-name="T84">cp mensaje dir2/</text:span></text:p>
      <text:p text:style-name="Standard"><text:span text:style-name="T85"><text:s text:c="6"/></text:span><text:a xlink:href="mailto:estela@estela-VirtualBox" office:target-frame-name="_top" xlink:show="replace"><text:span text:style-name="T86">estela@estela-VirtualBox</text:span></text:a><text:span text:style-name="T87">:</text:span><text:span text:style-name="T88">~/PRUEBA</text:span><text:span text:style-name="T89">$<text:s/></text:span><text:span text:style-name="T90">ls*</text:span></text:p>
      <text:p text:style-name="Standard"/>
      <text:p text:style-name="Standard">15.<text:s/><text:span text:style-name="T91">es</text:span><text:span text:style-name="T92">tela@estela-VirtualBox</text:span>:<text:span text:style-name="T93">/bin</text:span>$<text:s/><text:span text:style-name="T94">cp ?a?? /../home/estela/PRUEBA/dir3/dir31/dir311</text:span></text:p>
      <text:p text:style-name="Standard"/>
      <text:p text:style-name="Standard">16.<text:s/><text:span text:style-name="T95">estela@estela-VirtualBox</text:span>:<text:span text:style-name="T96">~/PRUEBA/dir3</text:span>$<text:s/><text:span text:style-name="T97">mv dir31 ../dir2/dir31</text:span></text:p>
      <text:p text:style-name="Standard"/>
      <text:p text:style-name="Standard">17.<text:s/><text:a xlink:href="mailto:estela@estela-VirtualBox" office:target-frame-name="_top" xlink:show="replace"><text:span text:style-name="T98">estela@estela-VirtualBox</text:span></text:a>:<text:span text:style-name="T99">~</text:span>$<text:s/><text:span text:style-name="T100">ls *</text:span></text:p>
      <text:p text:style-name="Standard"/>
      <text:p text:style-name="Standard">18. <text:s/><text:span text:style-name="T101">estela@estela-Vir</text:span><text:span text:style-name="T102">tualBox</text:span>:<text:span text:style-name="T103">~/PRUEBA/dir3</text:span>$<text:s/><text:span text:style-name="T104">mv mensaje .mensaje</text:span></text:p>
      <text:p text:style-name="Standard"/>
      <text:p text:style-name="Standard">19.<text:s/><text:a xlink:href="mailto:estela@estela-VirtualBox" office:target-frame-name="_top" xlink:show="replace"><text:span text:style-name="T105">estela@estela-VirtualBox</text:span></text:a>:<text:span text:style-name="T106">~/PRUEBA</text:span>$<text:s/><text:span text:style-name="T107">rm -r dir1/</text:span></text:p>
      <text:p text:style-name="Standard"/>
      <text:p text:style-name="Standard">20. No hay ficheros cuyo nombre satisfaga ese criterio</text:p>
      <text:p text:style-name="Standard"/>
      <text:p text:style-name="Standard">21.<text:s/><text:span text:style-name="T108">estela@estela-VirtualBox</text:span>:<text:span text:style-name="T109">~/PRUEBA/dir2/dir31</text:span>$<text:s/><text:span text:style-name="T110">mv di</text:span><text:span text:style-name="T111">r312 ../../dir3/</text:span></text:p>
      <text:p text:style-name="Standard"/>
      <text:p text:style-name="Standard">22. He usado dir2 porque dir1 se borró en el ejercicio 19</text:p>
      <text:p text:style-name="Standard"><text:s text:c="6"/><text:span text:style-name="T112">estela@estela-VirtualBox</text:span>:<text:span text:style-name="T113">~/PRUEBA/dir3</text:span>$<text:s/><text:span text:style-name="T114">ln -s ~/PRUEBA/dir2 enlacedir2</text:span></text:p>
      <text:soft-page-break/>
      <text:p text:style-name="Standard">23.<text:s/><text:span text:style-name="T115">estela@estela-VirtualBox</text:span>:<text:span text:style-name="T116">/bin</text:span>$<text:s/><text:span text:style-name="T117">cp u* /../home/estela/PRUEBA/dir3/enlacedir2</text:span></text:p>
      <text:p text:style-name="Standard"/>
      <text:p text:style-name="Standard">24. <text:s/>Como dir1 ya no<text:s/>existe, creo fich1 en dir3 y el enlace simbólico a fich1 en dir2</text:p>
      <text:p text:style-name="Standard"><text:s text:c="6"/><text:span text:style-name="T118">estela@estela-VirtualBox</text:span>:<text:span text:style-name="T119">~/PRUEBA/dir3</text:span>$<text:s/><text:span text:style-name="T120">touch fich1</text:span></text:p>
      <text:p text:style-name="Standard"><text:s text:c="6"/><text:span text:style-name="T121">estela@estela-VirtualBox</text:span>:<text:span text:style-name="T122">~/PRUEBA/dir3</text:span>$<text:s/><text:span text:style-name="T123">cd ../dir2</text:span></text:p>
      <text:p text:style-name="Standard"><text:s text:c="6"/><text:span text:style-name="T124">estela@estela-VirtualBox</text:span>:<text:span text:style-name="T125">~/PRUEBA/dir2</text:span>$<text:s/><text:span text:style-name="T126">ln -s ~/PRUEBA/dir3/fich1 enla</text:span><text:span text:style-name="T127">cefich1</text:span></text:p>
      <text:p text:style-name="Standard"/>
      <text:p text:style-name="Standard">25.<text:s/><text:span text:style-name="T128">estela@estela-VirtualBox</text:span>:<text:span text:style-name="T129">~/PRUEBA/dir2</text:span>$<text:s/><text:span text:style-name="T130">cp enlacefich1 dir31/dir311</text:span></text:p>
      <text:p text:style-name="Standard"/>
      <text:p text:style-name="Standard">26. Edito fich1 con vi, introduzco el texto “Esto es una prueba”. Para mostrarlo por pantalla con el enlace simbólico, utilizo<text:s/>el comando</text:p>
      <text:p text:style-name="Standard"><text:s text:c="6"/><text:span text:style-name="T131">estela@estela-VirtualBox</text:span>:<text:span text:style-name="T132">~/PRUEBA/dir2</text:span>$<text:s/><text:span text:style-name="T133">head enlacefich1</text:span></text:p>
      <text:p text:style-name="Standard"/>
      <text:p text:style-name="Standard">27.<text:s/><text:span text:style-name="T134">estela@estela-VirtualBox</text:span>:<text:span text:style-name="T135">~/PRUEBA</text:span>$<text:s/><text:span text:style-name="T136">rm -r *</text:span></text:p>
      <text:p text:style-name="Standard"/>
      <text:p text:style-name="Standard">28.<text:s/><text:span text:style-name="T137">estela@estela-VirtualBox</text:span>:<text:span text:style-name="T138">~/PRUEBA</text:span>$<text:s/><text:span text:style-name="T139">mkdir dir2 dir3</text:span></text:p>
      <text:p text:style-name="Standard"/>
      <text:p text:style-name="Standard">29.<text:s/><text:a xlink:href="mailto:estela@estela-VirtualBox" office:target-frame-name="_top" xlink:show="replace"><text:span text:style-name="T140">estela@estela-VirtualBox</text:span></text:a>:<text:span text:style-name="T141">~/PRUEBA</text:span>$<text:s/><text:span text:style-name="T142">chmod a-w dir2</text:span></text:p>
      <text:p text:style-name="Standard"/>
      <text:p text:style-name="Standard">30.<text:s/><text:span text:style-name="T143">estela@estela-VirtualBox</text:span>:~<text:span text:style-name="T144">/PRUEBA/dir3</text:span>$<text:s/><text:span text:style-name="T145">mkdir dira dirb dirc dird</text:span></text:p>
      <text:p text:style-name="Standard"/>
      <text:p text:style-name="Standard">31.<text:s/><text:span text:style-name="T146">estela@estela-VirtualBox</text:span>:~<text:span text:style-name="T147">/PRUEBA/dir3</text:span>$<text:s/><text:span text:style-name="T148">ls -l</text:span></text:p>
      <text:p text:style-name="Standard"/>
      <text:p text:style-name="Standard">32. Eliminando permisos de lectura, se puede borrar sin problema. Es borrando los permisos de escritura cuando el terminal lanza un mensaje de confirmación al intentar eliminar el archivo.</text:p>
      <text:p text:style-name="Standard"><text:s text:c="6"/><text:span text:style-name="T149">estela@estela-VirtualBox</text:span>:<text:span text:style-name="T150">~/PRUEBA/dir3</text:span>$<text:s/><text:span text:style-name="T151">touch uno</text:span></text:p>
      <text:p text:style-name="Standard"><text:s text:c="6"/><text:span text:style-name="T152">estela@estela-VirtualBox</text:span>:<text:span text:style-name="T153">~/PRUEBA/dir3</text:span>$<text:s/><text:span text:style-name="T154">chmod a-w uno</text:span></text:p>
      <text:p text:style-name="Standard"><text:s text:c="6"/><text:span text:style-name="T155">estela@estela-VirtualBox</text:span>:<text:span text:style-name="T156">~/PRUEBA/dir3</text:span>$<text:s/><text:span text:style-name="T157">rm uno</text:span></text:p>
      <text:p text:style-name="P158"><text:s text:c="6"/>rm: ¿borrar el fichero regular vacío 'uno' <text:s/>protegido contra escritura? (s/n) s</text:p>
      <text:p text:style-name="Standard"/>
      <text:p text:style-name="Standard">33. <text:s/><text:span text:style-name="T159">estela@estela-VirtualBox</text:span>:<text:span text:style-name="T160">~/PRUEBA/dir3/carpeta1</text:span>$<text:s/><text:span text:style-name="T161">chmod a+rw fich1</text:span></text:p>
      <text:p text:style-name="Standard"><text:span text:style-name="T162"><text:s text:c="7"/>estela@estela-VirtualBox</text:span>:<text:span text:style-name="T163">~/PRUEBA/dir3/carpeta1</text:span>$<text:s/><text:span text:style-name="T164">chmod g-w fich2</text:span></text:p>
      <text:p text:style-name="Standard"><text:s text:c="7"/><text:span text:style-name="T165">estela@estela-Virtu</text:span><text:span text:style-name="T166">alBox</text:span>:<text:span text:style-name="T167">~/PRUEBA/dir3</text:span>$<text:s/><text:span text:style-name="T168">chmod g-w carpeta2</text:span></text:p>
      <text:p text:style-name="Standard"><text:s text:c="7"/><text:span text:style-name="T169">estela@estela-VirtualBox</text:span>:<text:span text:style-name="T170">~</text:span><text:span text:style-name="T171">/PRUEBA/dir3/carpeta2</text:span>$<text:s/><text:span text:style-name="T172">chmod g-w file2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ela Romero</dc:creator>
    <meta:creation-date>2016-11-07T15:30:00Z</meta:creation-date>
    <dc:date>2016-11-08T14:12:00Z</dc:date>
    <meta:template xlink:href="Normal" xlink:type="simple"/>
    <meta:editing-cycles>15</meta:editing-cycles>
    <meta:editing-duration>PT9720S</meta:editing-duration>
    <meta:document-statistic meta:page-count="2" meta:paragraph-count="9" meta:word-count="696" meta:character-count="4516" meta:row-count="31" meta:non-whitespace-character-count="3829"/>
  </office:meta>
</office:document-meta>
</file>